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E0000005E8FD2618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Monospace" svg:font-family="Monospace" style:font-adornments="Standard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elle1" style:family="table">
      <style:table-properties style:width="7.971cm" table:align="left"/>
    </style:style>
    <style:style style:name="Tabelle1.A" style:family="table-column">
      <style:table-column-properties style:column-width="1.002cm"/>
    </style:style>
    <style:style style:name="Tabelle1.B" style:family="table-column">
      <style:table-column-properties style:column-width="1cm"/>
    </style:style>
    <style:style style:name="Tabelle1.H" style:family="table-column">
      <style:table-column-properties style:column-width="0.967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H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F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1">NVConfig.sys</text:p>
      <text:p text:style-name="Text_20_body">The file NVConfig.sys contains configuration information. The volume and sleep timeout are stored in it. The file contains only one byte:</text:p>
      <table:table table:name="Tabelle1" table:style-name="Tabelle1">
        <table:table-column table:style-name="Tabelle1.A"/>
        <table:table-column table:style-name="Tabelle1.B" table:number-columns-repeated="6"/>
        <table:table-column table:style-name="Tabelle1.H"/>
        <table:table-row>
          <table:table-cell table:style-name="Tabelle1.A1" office:value-type="string">
            <text:p text:style-name="Table_20_Contents">7</text:p>
          </table:table-cell>
          <table:table-cell table:style-name="Tabelle1.A1" office:value-type="string">
            <text:p text:style-name="Table_20_Contents">6</text:p>
          </table:table-cell>
          <table:table-cell table:style-name="Tabelle1.A1" office:value-type="string">
            <text:p text:style-name="Table_20_Contents">5</text:p>
          </table:table-cell>
          <table:table-cell table:style-name="Tabelle1.A1" office:value-type="string">
            <text:p text:style-name="Table_20_Contents">4</text:p>
          </table:table-cell>
          <table:table-cell table:style-name="Tabelle1.A1" office:value-type="string">
            <text:p text:style-name="Table_20_Contents">3</text:p>
          </table:table-cell>
          <table:table-cell table:style-name="Tabelle1.A1" office:value-type="string">
            <text:p text:style-name="Table_20_Contents">2</text:p>
          </table:table-cell>
          <table:table-cell table:style-name="Tabelle1.A1" office:value-type="string">
            <text:p text:style-name="Table_20_Contents">1</text:p>
          </table:table-cell>
          <table:table-cell table:style-name="Tabelle1.H1" office:value-type="string">
            <text:p text:style-name="Table_20_Contents">0</text:p>
          </table:table-cell>
        </table:table-row>
        <table:table-row>
          <table:table-cell table:style-name="Tabelle1.A2" office:value-type="string">
            <text:p text:style-name="Table_20_Contents">1</text:p>
          </table:table-cell>
          <table:table-cell table:style-name="Tabelle1.A2" table:number-columns-spanned="3" office:value-type="string">
            <text:p text:style-name="Table_20_Contents">Volume</text:p>
          </table:table-cell>
          <table:covered-table-cell/>
          <table:covered-table-cell/>
          <table:table-cell table:style-name="Tabelle1.A2" office:value-type="string">
            <text:p text:style-name="Table_20_Contents">1</text:p>
          </table:table-cell>
          <table:table-cell table:style-name="Tabelle1.F2" table:number-columns-spanned="3" office:value-type="string">
            <text:p text:style-name="Table_20_Contents">Sleep timeout</text:p>
          </table:table-cell>
          <table:covered-table-cell/>
          <table:covered-table-cell/>
        </table:table-row>
      </table:table>
      <text:p text:style-name="Text_20_body"/>
      <text:p text:style-name="Text_20_body">Sleep timeout:</text:p>
      <text:p text:style-name="Text_20_body"><text:tab/>Never:<text:tab/>000</text:p>
      <text:p text:style-name="Text_20_body"><text:tab/>2min:<text:tab/>001</text:p>
      <text:p text:style-name="Text_20_body"><text:tab/>5min:<text:tab/>010</text:p>
      <text:p text:style-name="Text_20_body"><text:tab/>10min:<text:tab/>011</text:p>
      <text:p text:style-name="Text_20_body"><text:tab/>30min:<text:tab/>100</text:p>
      <text:p text:style-name="Text_20_body"><text:tab/>60min:<text:tab/>101</text:p>
      <text:p text:style-name="Text_20_body"/>
      <text:p text:style-name="Code">struct nvconfig {</text:p>
      <text:p text:style-name="Code"><text:tab/>unsigned sleep:3;</text:p>
      <text:p text:style-name="Code"><text:tab/>unsigned one1:1;</text:p>
      <text:p text:style-name="Code"><text:tab/>unsigned volume:3;</text:p>
      <text:p text:style-name="Code"><text:tab/>unsigned one2:1;</text:p>
      <text:p text:style-name="Code">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Monospace" svg:font-family="Monospace" style:font-adornments="Standard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font-name-asian="Nimbus Sans 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Code" style:family="paragraph" style:parent-style-name="Text_20_body" style:class="text" style:master-page-name="">
      <style:paragraph-properties fo:background-color="transparent" fo:padding="0.049cm" fo:border="0.002cm solid #000000" style:shadow="none">
        <style:tab-stops/>
        <style:background-image xlink:href="Pictures/100000000000005E0000005E8FD26189.jpg" xlink:type="simple" xlink:actuate="onLoad"/>
      </style:paragraph-properties>
      <style:text-properties style:font-name="Monospace"/>
    </style:style>
    <style:style style:name="Footer_20__28_user_29_" style:display-name="Footer (user)" style:family="paragraph" style:parent-style-name="Footer" style:class="extra">
      <style:paragraph-properties fo:background-color="transparent" fo:padding="0.049cm" fo:border="0.002cm solid #000000">
        <style:background-image xlink:href="/usr/lib/ooo-2.0/share/gallery/www-back/fuzzy_light.jpg" xlink:type="simple" xlink:actuate="onLoad"/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footer>
        <text:p text:style-name="Footer_20__28_user_29_">by Janosch Gräf &lt;janosch.graef@gmx.net&gt;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9011</meta:generator>
    <meta:creation-date>2008-06-27T18:51:30</meta:creation-date>
    <dc:date>2008-06-27T19:00:04</dc:date>
    <dc:language>en-GB</dc:language>
    <meta:editing-cycles>3</meta:editing-cycles>
    <meta:editing-duration>PT8M3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8" meta:word-count="66" meta:character-count="385"/>
  </office:meta>
</office:document-meta>
</file>